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style:style style:name="TableColumn3" style:family="table-column">
      <style:table-column-properties style:column-width="5.8083in"/>
    </style:style>
    <style:style style:name="Table2" style:family="table">
      <style:table-properties style:width="5.8083in" fo:margin-left="0.4687in" table:align="left"/>
    </style:style>
    <style:style style:name="TableRow4" style:family="table-row">
      <style:table-row-properties/>
    </style:style>
    <style:style style:name="TableCell5" style:family="table-cell">
      <style:table-cell-properties fo:border="0.0069in solid #000000" style:writing-mode="lr-tb" fo:padding-top="0in" fo:padding-left="0.075in" fo:padding-bottom="0in" fo:padding-right="0.075in"/>
    </style:style>
    <style:style style:name="P6" style:parent-style-name="Normal" style:family="paragraph">
      <style:paragraph-properties fo:margin-bottom="0in" fo:line-height="100%"/>
    </style:style>
    <style:style style:name="P7" style:parent-style-name="Normal" style:family="paragraph">
      <style:paragraph-properties fo:margin-bottom="0in" fo:line-height="100%"/>
    </style:style>
    <style:style style:name="P8" style:parent-style-name="Normal" style:family="paragraph">
      <style:paragraph-properties fo:margin-bottom="0in" fo:line-height="100%"/>
    </style:style>
    <style:style style:name="P9" style:parent-style-name="Normal" style:family="paragraph">
      <style:paragraph-properties fo:margin-bottom="0in" fo:line-height="100%"/>
    </style:style>
    <style:style style:name="P10" style:parent-style-name="Normal" style:family="paragraph">
      <style:paragraph-properties fo:margin-bottom="0in" fo:line-height="100%"/>
    </style:style>
    <style:style style:name="P11" style:parent-style-name="Normal" style:family="paragraph">
      <style:paragraph-properties fo:margin-bottom="0in" fo:line-height="100%"/>
    </style:style>
    <style:style style:name="P12" style:parent-style-name="Normal" style:family="paragraph">
      <style:paragraph-properties fo:margin-bottom="0in" fo:line-height="100%"/>
    </style:style>
    <style:style style:name="P13" style:parent-style-name="Normal" style:family="paragraph">
      <style:paragraph-properties fo:margin-bottom="0in" fo:line-height="100%"/>
    </style:style>
    <style:style style:name="P14" style:parent-style-name="Normal" style:family="paragraph">
      <style:paragraph-properties fo:margin-bottom="0in" fo:line-height="100%"/>
    </style:style>
    <style:style style:name="P15" style:parent-style-name="Normal" style:family="paragraph">
      <style:paragraph-properties fo:margin-bottom="0in" fo:line-height="100%"/>
    </style:style>
    <style:style style:name="P16" style:parent-style-name="Normal" style:family="paragraph">
      <style:paragraph-properties fo:margin-bottom="0in" fo:line-height="100%"/>
    </style:style>
    <style:style style:name="P17" style:parent-style-name="Normal" style:family="paragraph">
      <style:paragraph-properties fo:margin-bottom="0in" fo:line-height="100%"/>
    </style:style>
    <style:style style:name="P18" style:parent-style-name="Normal" style:family="paragraph">
      <style:paragraph-properties fo:margin-bottom="0in" fo:line-height="100%"/>
    </style:style>
    <style:style style:name="P19" style:parent-style-name="Normal" style:family="paragraph">
      <style:paragraph-properties fo:margin-bottom="0in" fo:line-height="100%"/>
    </style:style>
    <style:style style:name="P20" style:parent-style-name="Normal" style:family="paragraph">
      <style:paragraph-properties fo:margin-bottom="0in" fo:line-height="100%"/>
    </style:style>
    <style:style style:name="TableColumn22" style:family="table-column">
      <style:table-column-properties style:column-width="3.2666in"/>
    </style:style>
    <style:style style:name="TableColumn23" style:family="table-column">
      <style:table-column-properties style:column-width="3.2263in"/>
    </style:style>
    <style:style style:name="Table21" style:family="table">
      <style:table-properties style:width="6.493in" fo:margin-left="0in" table:align="left"/>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style>
    <style:style style:name="P34" style:parent-style-name="Normal" style:family="paragraph">
      <style:paragraph-properties fo:margin-bottom="0in" fo:line-height="100%"/>
    </style:style>
    <style:style style:name="P35" style:parent-style-name="Normal" style:family="paragraph">
      <style:paragraph-properties fo:margin-bottom="0in" fo:line-height="100%"/>
    </style:style>
    <style:style style:name="P36" style:parent-style-name="Normal" style:family="paragraph">
      <style:paragraph-properties fo:margin-bottom="0in" fo:line-height="100%"/>
    </style:style>
    <style:style style:name="P37" style:parent-style-name="Normal" style:family="paragraph">
      <style:paragraph-properties fo:margin-bottom="0in" fo:line-height="100%"/>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P43" style:parent-style-name="Normal" style:family="paragraph">
      <style:paragraph-properties fo:margin-bottom="0in" fo:line-height="100%"/>
    </style:style>
    <style:style style:name="P44" style:parent-style-name="Normal" style:family="paragraph">
      <style:paragraph-properties fo:margin-bottom="0in" fo:line-height="100%"/>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style>
    <style:style style:name="P75" style:parent-style-name="Normal" style:family="paragraph">
      <style:paragraph-properties fo:margin-bottom="0in" fo:line-height="100%"/>
    </style:style>
    <style:style style:name="P76" style:parent-style-name="Normal" style:family="paragraph">
      <style:paragraph-properties fo:margin-bottom="0in" fo:line-height="100%"/>
    </style:style>
    <style:style style:name="P77" style:parent-style-name="Normal" style:family="paragraph">
      <style:paragraph-properties fo:margin-bottom="0in" fo:line-height="100%"/>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office:automatic-styles>
  <office:body>
    <office:text text:use-soft-page-breaks="true">
      <text:p text:style-name="P1">Cấu hình IP trên CentOS 7/ Red Hat 7</text:p>
      <text:p text:style-name="Normal">- Cách cấu hình IP static cho CentOS, Redhat 7</text:p>
      <text:p text:style-name="Normal">Những điều cần nắm:</text:p>
      <text:p text:style-name="Normal">-<text:s/>Network Manager<text:s/>là<text:s/>một trình điều khiển mạng và cấu hình hệ thống nó giữ cho các thiết bị mạng kết nối và hoạt động khi chúng sẵn sàng</text:p>
      <text:p text:style-name="Normal">-<text:s/>Mặc định trên CentOS 7/RHEL7 đã được kích hoạt tính năng này khi cài đặt</text:p>
      <text:p text:style-name="Normal">- Check bằng:</text:p>
      <text:p text:style-name="Normal"><text:tab/>+ systemctl status<text:s/>NetworkManager.service</text:p>
      <text:p text:style-name="Normal">- Cách cấu hình IP trực tiếp thông qua file</text:p>
      <text:p text:style-name="Normal"><text:tab/>+ Truy cập thư mục:<text:s/>/etc/sysconfig/network-scripts/</text:p>
      <text:p text:style-name="Normal"><text:tab/>+ Tìm đền tên card mạng cần cấu hình: (VD:<text:s/>ifcfg-eth0)</text:p>
      <text:p text:style-name="Normal"><text:tab/>+ Thay đổi:</text:p>
      <text:p text:style-name="Normal"><text:tab/></text:p>
      <table:table table:style-name="Table2">
        <table:table-columns>
          <table:table-column table:style-name="TableColumn3"/>
        </table:table-columns>
        <table:table-row table:style-name="TableRow4">
          <table:table-cell table:style-name="TableCell5">
            <text:p text:style-name="P6">HWADDR="XXXX" <text:s text:c="26"/># Địa chỉ MAC của card mạng</text:p>
            <text:p text:style-name="P7">TYPE=Ethernet <text:s text:c="57"/></text:p>
            <text:p text:style-name="P8">BOOTPROTO=static <text:s text:c="50"/></text:p>
            <text:p text:style-name="P9">IPADDR=192.168.1.254 <text:s text:c="21"/># IP Address set</text:p>
            <text:p text:style-name="P10">NETMASK=255.255.255.0 <text:s text:c="17"/># Netmask</text:p>
            <text:p text:style-name="P11">GATEWAY=192.168.1.1 <text:s text:c="20"/># Default Gateway</text:p>
            <text:p text:style-name="P12">DNS1=8.8.8.8 <text:s text:c="27"/><text:tab/><text:s text:c="7"/># DNS server</text:p>
            <text:p text:style-name="P13">DNS2=8.8.4.4</text:p>
            <text:p text:style-name="P14">DEFROUTE=yes</text:p>
            <text:p text:style-name="P15">IPV4_FAILURE_FATAL=no</text:p>
            <text:p text:style-name="P16">NAME=eth0</text:p>
            <text:p text:style-name="P17">DEVICE=eth0</text:p>
            <text:p text:style-name="P18">ONBOOT=yes <text:s text:c="29"/># Bật card mạng khi khởi động</text:p>
            <text:p text:style-name="P19">PEERDNS=yes</text:p>
            <text:p text:style-name="P20">PEERROUTES=yes</text:p>
          </table:table-cell>
        </table:table-row>
      </table:table>
      <text:p text:style-name="Normal">- Reset server sau khi cài đặt</text:p>
      <text:p text:style-name="Normal"><text:tab/>+<text:s/>systemctl restart network.service</text:p>
      <text:p text:style-name="Normal">Bổ sung</text:p>
      <text:soft-page-break/>
      <text:p text:style-name="Normal">- Cấu hình nhanh = lệnh:</text:p>
      <text:p text:style-name="Normal"><text:tab/>+<text:s/>ifconfig<text:s/>[Tên card]<text:s/>[Ip]<text:s/>netmask<text:s/>[net mark]<text:s/>up<text:s/>= khởi động card mạng, nhưng giá trị sẽ mất khi reboot</text:p>
      <table:table table:style-name="Table21">
        <table:table-columns>
          <table:table-column table:style-name="TableColumn22"/>
          <table:table-column table:style-name="TableColumn23"/>
        </table:table-columns>
        <table:table-row table:style-name="TableRow24">
          <table:table-cell table:style-name="TableCell25">
            <text:p text:style-name="P26">DEVICE=&lt;name&gt;<text:s/>(Bắt buộc)</text:p>
          </table:table-cell>
          <table:table-cell table:style-name="TableCell27">
            <text:p text:style-name="P28">tên card mạng.</text:p>
          </table:table-cell>
        </table:table-row>
        <table:table-row table:style-name="TableRow29">
          <table:table-cell table:style-name="TableCell30">
            <text:p text:style-name="P31">BOOTPROTO=&lt;protocol&gt;<text:s/>(Bắt buộc)</text:p>
          </table:table-cell>
          <table:table-cell table:style-name="TableCell32">
            <text:p text:style-name="P33">Giá tri protocol</text:p>
            <text:p text:style-name="P34">+<text:s/>none hoặc static: Cấu hình IP tĩnh (thủ công)</text:p>
            <text:p text:style-name="P35">+<text:s/>bootp: Dùng giao thức BOOTP để nhận IP từ DHCP Server.</text:p>
            <text:p text:style-name="P36">+<text:s/>dhcp: Dùng giao thức DHCP để nhận IP từ DHCP Server.</text:p>
            <text:p text:style-name="P37"/>
          </table:table-cell>
        </table:table-row>
        <table:table-row table:style-name="TableRow38">
          <table:table-cell table:style-name="TableCell39">
            <text:p text:style-name="P40">ONBOOT==&lt;answer&gt;<text:s/>(Bắt buộc)</text:p>
          </table:table-cell>
          <table:table-cell table:style-name="TableCell41">
            <text:p text:style-name="P42">&lt;answer&gt;</text:p>
            <text:p text:style-name="P43">+ yes: Card mạng sẽ khởi chạy và load các thông số từ tập tin cấu hình khi hệ thống khởi động.</text:p>
            <text:p text:style-name="P44">+ no: Card mạng không khởi chạy khi hệ thống khởi động. Yêu cầu người dùng phải khởi động thủ công khi cần sử dụng bằng lệnh:</text:p>
          </table:table-cell>
        </table:table-row>
        <table:table-row table:style-name="TableRow45">
          <table:table-cell table:style-name="TableCell46">
            <text:p text:style-name="P47">NETWORK=&lt;address&gt;</text:p>
          </table:table-cell>
          <table:table-cell table:style-name="TableCell48">
            <text:p text:style-name="P49">&lt;address&gt; là địa chỉ mạng đại diện cho địa chỉ IP sẽ đặt cho card mạng. Network là trường tùy chọn vì khi bỏ qua thì ipcalc sẽ tự động tính ra địa chỉ mạng dựa trên IPADDR và NETMASK.</text:p>
          </table:table-cell>
        </table:table-row>
        <table:table-row table:style-name="TableRow50">
          <table:table-cell table:style-name="TableCell51">
            <text:p text:style-name="P52">IPADDR=&lt;address&gt;</text:p>
          </table:table-cell>
          <table:table-cell table:style-name="TableCell53">
            <text:p text:style-name="P54">&lt;address&gt; là địa chỉ IP đặt cho card mạng.</text:p>
          </table:table-cell>
        </table:table-row>
        <table:table-row table:style-name="TableRow55">
          <table:table-cell table:style-name="TableCell56">
            <text:p text:style-name="P57">NETMASK=&lt;mask&gt;</text:p>
          </table:table-cell>
          <table:table-cell table:style-name="TableCell58">
            <text:p text:style-name="P59">&lt;mask&gt; là subnet mask của đường mạng.</text:p>
          </table:table-cell>
        </table:table-row>
        <table:table-row table:style-name="TableRow60">
          <table:table-cell table:style-name="TableCell61">
            <text:p text:style-name="P62">BROADCAST=&lt;address&gt;</text:p>
          </table:table-cell>
          <table:table-cell table:style-name="TableCell63">
            <text:p text:style-name="P64">&lt;address&gt; là địa chỉ Broadcast của đường mạng đã đặt cho thiết bị. Tương tự như thông số NETWORK, nếu trường Broadcast được bỏ qua thì ipcalc sẽ tự động tính.</text:p>
          </table:table-cell>
        </table:table-row>
        <table:table-row table:style-name="TableRow65">
          <table:table-cell table:style-name="TableCell66">
            <text:p text:style-name="P67">HWADDR=&lt;MAC-address&gt;</text:p>
          </table:table-cell>
          <table:table-cell table:style-name="TableCell68">
            <text:p text:style-name="P69">&lt;MAC-address&gt; là địa chỉ vật lý của card mạng. HWADDR là trường nên có khi máy tồn tại nhiều hơn 1 card mạng vật lý để tránh việc nhầm lẫn trong cấu hình.</text:p>
          </table:table-cell>
        </table:table-row>
        <table:table-row table:style-name="TableRow70">
          <table:table-cell table:style-name="TableCell71">
            <text:p text:style-name="P72">PEERDNS=&lt;answer&gt;</text:p>
          </table:table-cell>
          <table:table-cell table:style-name="TableCell73">
            <text:p text:style-name="P74">&lt;answer&gt;:</text:p>
            <text:p text:style-name="P75">+yes: cho phép DHCP Server thiết lập thông số DNS cho tập tin /etc/resolv.conf hay nói cách khác là chấp nhận địa chỉ<text:s/><text:soft-page-break/>DNS Server mà DHCP Server cấp cho thiết bị.</text:p>
            <text:p text:style-name="P76"/>
            <text:p text:style-name="P77">+ no: ngăn chặn việc DHCP Server thiết lập thông số DNS cho tập tin /etc/resolv.conf. Điều này đồng nghĩa với việc gán địa chỉ DNS Server cho thiết bị sẽ diễn ra thủ công bằng cách dùng trường DNS vào tập tin cấu hình của thiết bị.</text:p>
          </table:table-cell>
        </table:table-row>
        <table:table-row table:style-name="TableRow78">
          <table:table-cell table:style-name="TableCell79">
            <text:p text:style-name="P80">DNS{1,2}=&lt;address&gt;</text:p>
          </table:table-cell>
          <table:table-cell table:style-name="TableCell81">
            <text:p text:style-name="P82">&lt;address&gt; là địa chỉ IP của DNS Server sẽ hỗ trợ cho các yêu cầu phân giải của host. Có thể gán 2 địa chỉ DNS Server cho một card mạng thông qua trường DNS1 và DNS2.</text:p>
          </table:table-cell>
        </table:table-row>
        <table:table-row table:style-name="TableRow83">
          <table:table-cell table:style-name="TableCell84">
            <text:p text:style-name="P85">GATEWAY=&lt;address&gt;</text:p>
          </table:table-cell>
          <table:table-cell table:style-name="TableCell86">
            <text:p text:style-name="P87">Với &lt;address&gt; là địa chỉ IP của Router hoặc Gateway trong mạng.</text:p>
          </table:table-cell>
        </table:table-row>
      </table:table>
      <text:p text:style-name="Normal"/>
      <text:p text:style-name="Normal">Nguồn:</text:p>
      <text:p text:style-name="Normal"><text:a xlink:href="https://www.adminvietnam.org/cau-hinh-static-ip-tren-centos-7/2186/" office:target-frame-name="_top" xlink:show="replace"><text:span text:style-name="Hyperlink">https://www.adminvietnam.org/cau-hinh-static-ip-tren-centos-7/2186/</text:span></text:a></text:p>
      <text:p text:style-name="Normal"><text:a xlink:href="https://opalisman.wordpress.com/2014/11/07/cau-hinh-tcpip-tren-centos-7-2/" office:target-frame-name="_top" xlink:show="replace"><text:span text:style-name="Hyperlink">https://opalisman.wordpress.com/2014/11/07/cau-hinh-tcpip-tren-centos-7-2/</text:span></text:a></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Times New Roman" fo:font-size="13pt" style:font-size-asian="13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Mention" style:display-name="Mention" style:family="text" style:parent-style-name="DefaultParagraphFont">
      <style:text-properties fo:color="#2B579A"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guyễn Bá Thành</meta:initial-creator>
    <dc:creator>Nguyễn Bá Thành</dc:creator>
    <meta:creation-date>2017-04-24T19:08:00Z</meta:creation-date>
    <dc:date>2017-04-24T19:08:00Z</dc:date>
    <meta:template xlink:href="Normal.dotm" xlink:type="simple"/>
    <meta:editing-cycles>2</meta:editing-cycles>
    <meta:editing-duration>PT0S</meta:editing-duration>
    <meta:document-statistic meta:page-count="3" meta:paragraph-count="7" meta:word-count="530" meta:character-count="3549" meta:row-count="25" meta:non-whitespace-character-count="3026"/>
  </office:meta>
</office:document-meta>
</file>